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koerbe" style:family="table">
      <style:table-properties style:width="6.6951in" table:align="margins"/>
    </style:style>
    <style:style style:name="koerbe.A" style:family="table-column">
      <style:table-column-properties style:column-width="1.3375in" style:rel-column-width="13092*"/>
    </style:style>
    <style:style style:name="koerbe.B" style:family="table-column">
      <style:table-column-properties style:column-width="1.5972in" style:rel-column-width="15634*"/>
    </style:style>
    <style:style style:name="koerbe.C" style:family="table-column">
      <style:table-column-properties style:column-width="1.0813in" style:rel-column-width="10583*"/>
    </style:style>
    <style:style style:name="koerbe.D" style:family="table-column">
      <style:table-column-properties style:column-width="1.4194in" style:rel-column-width="13894*"/>
    </style:style>
    <style:style style:name="koerbe.E" style:family="table-column">
      <style:table-column-properties style:column-width="1.2597in" style:rel-column-width="12332*"/>
    </style:style>
    <style:style style:name="koerbe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koerbe.E1" style:family="table-cell">
      <style:table-cell-properties fo:background-color="#808080" fo:padding="0.0382in" fo:border="0.05pt solid #000000">
        <style:background-image/>
      </style:table-cell-properties>
    </style:style>
    <style:style style:name="koerbe.A2" style:family="table-cell">
      <style:table-cell-properties fo:padding="0.0382in" fo:border-left="0.05pt solid #000000" fo:border-right="none" fo:border-top="none" fo:border-bottom="0.05pt solid #000000"/>
    </style:style>
    <style:style style:name="koerbe.B2" style:family="table-cell">
      <style:table-cell-properties fo:padding="0.0382in" fo:border-left="0.05pt solid #000000" fo:border-right="none" fo:border-top="none" fo:border-bottom="0.05pt solid #000000"/>
    </style:style>
    <style:style style:name="koerbe.C2" style:family="table-cell">
      <style:table-cell-properties fo:padding="0.0382in" fo:border-left="0.05pt solid #000000" fo:border-right="none" fo:border-top="none" fo:border-bottom="0.05pt solid #000000"/>
    </style:style>
    <style:style style:name="koerbe.D2" style:family="table-cell">
      <style:table-cell-properties fo:padding="0.0382in" fo:border-left="0.05pt solid #000000" fo:border-right="none" fo:border-top="none" fo:border-bottom="0.05pt solid #000000"/>
    </style:style>
    <style:style style:name="koerbe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>
        <style:tab-stops>
          <style:tab-stop style:position="3.5035in"/>
        </style:tab-stops>
      </style:paragraph-properties>
      <style:text-properties fo:color="#0000ff" style:font-name="Liberation Sans" officeooo:paragraph-rsid="0017bb67"/>
    </style:style>
    <style:style style:name="P2" style:family="paragraph" style:parent-style-name="Standard">
      <style:paragraph-properties>
        <style:tab-stops>
          <style:tab-stop style:position="1.25in"/>
        </style:tab-stops>
      </style:paragraph-properties>
      <style:text-properties style:font-name="Liberation Sans" fo:font-size="10pt" officeooo:rsid="00185a15" officeooo:paragraph-rsid="00185a15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1.25in"/>
        </style:tab-stops>
      </style:paragraph-properties>
      <style:text-properties style:font-name="Liberation Sans" fo:font-size="10pt" officeooo:rsid="00188bad" officeooo:paragraph-rsid="00188bad" style:font-size-asian="10pt" style:font-size-complex="10pt"/>
    </style:style>
    <style:style style:name="P4" style:family="paragraph" style:parent-style-name="Standard">
      <style:paragraph-properties>
        <style:tab-stops>
          <style:tab-stop style:position="1.25in"/>
        </style:tab-stops>
      </style:paragraph-properties>
      <style:text-properties style:font-name="Liberation Sans" fo:font-size="10pt" officeooo:paragraph-rsid="00188bad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1.25in"/>
        </style:tab-stops>
      </style:paragraph-properties>
      <style:text-properties style:font-name="Liberation Sans" fo:font-size="10pt" officeooo:rsid="003b48b2" officeooo:paragraph-rsid="00347367" style:font-size-asian="10pt" style:font-size-complex="10pt"/>
    </style:style>
    <style:style style:name="P6" style:family="paragraph" style:parent-style-name="Standard">
      <style:text-properties style:font-name="Liberation Sans" officeooo:paragraph-rsid="001965e1"/>
    </style:style>
    <style:style style:name="P7" style:family="paragraph" style:parent-style-name="Standard">
      <style:text-properties style:font-name="Liberation Sans" officeooo:paragraph-rsid="00431a15"/>
    </style:style>
    <style:style style:name="P8" style:family="paragraph" style:parent-style-name="Standard">
      <style:paragraph-properties fo:text-align="start" style:justify-single-word="false">
        <style:tab-stops>
          <style:tab-stop style:position="3.5035in"/>
        </style:tab-stops>
      </style:paragraph-properties>
      <style:text-properties officeooo:paragraph-rsid="003dea80"/>
    </style:style>
    <style:style style:name="P9" style:family="paragraph" style:parent-style-name="Standard">
      <style:text-properties officeooo:paragraph-rsid="001965e1"/>
    </style:style>
    <style:style style:name="P10" style:family="paragraph" style:parent-style-name="Text_20_body">
      <style:text-properties officeooo:paragraph-rsid="00188bad"/>
    </style:style>
    <style:style style:name="P11" style:family="paragraph" style:parent-style-name="Table_20_Contents">
      <style:text-properties fo:color="#ffffff" style:font-name="Liberation Sans" fo:font-weight="bold" officeooo:rsid="001965e1" officeooo:paragraph-rsid="001965e1" style:font-weight-asian="bold" style:font-weight-complex="bold"/>
    </style:style>
    <style:style style:name="P12" style:family="paragraph" style:parent-style-name="Table_20_Contents">
      <style:text-properties fo:color="#ffffff" style:font-name="Liberation Sans" fo:font-weight="bold" officeooo:rsid="00197515" officeooo:paragraph-rsid="00197515" style:font-weight-asian="bold" style:font-weight-complex="bold"/>
    </style:style>
    <style:style style:name="P13" style:family="paragraph" style:parent-style-name="Table_20_Contents">
      <style:text-properties fo:color="#ffffff" style:font-name="Liberation Sans" fo:font-weight="bold" officeooo:rsid="0049a27f" officeooo:paragraph-rsid="0049a27f" style:font-weight-asian="bold" style:font-weight-complex="bold"/>
    </style:style>
    <style:style style:name="P14" style:family="paragraph" style:parent-style-name="Heading_20_2">
      <style:text-properties officeooo:paragraph-rsid="004139df"/>
    </style:style>
    <style:style style:name="P15" style:family="paragraph" style:parent-style-name="Heading_20_1"/>
    <style:style style:name="P16" style:family="paragraph">
      <loext:graphic-properties draw:fill="none" draw:fill-color="#ffffff"/>
      <style:text-properties style:font-name="Liberation Sans" fo:font-size="16.1000003814697pt" fo:font-weight="bold" style:font-size-asian="16.1000003814697pt" style:font-weight-asian="bold" style:font-size-complex="16.1000003814697pt" style:font-weight-complex="bold"/>
    </style:style>
    <style:style style:name="P17" style:family="paragraph">
      <loext:graphic-properties draw:fill="none" draw:fill-color="#ffffff"/>
      <style:text-properties fo:font-size="12pt"/>
    </style:style>
    <style:style style:name="T1" style:family="text">
      <style:text-properties officeooo:rsid="0017bb67"/>
    </style:style>
    <style:style style:name="T2" style:family="text">
      <style:text-properties style:use-window-font-color="true"/>
    </style:style>
    <style:style style:name="T3" style:family="text">
      <style:text-properties officeooo:rsid="00188bad"/>
    </style:style>
    <style:style style:name="T4" style:family="text">
      <style:text-properties style:font-name="Liberation Sans" fo:font-size="16.1000003814697pt" fo:font-weight="bold" style:font-size-asian="16.1000003814697pt" style:font-weight-asian="bold" style:font-size-complex="16.1000003814697pt" style:font-weight-complex="bold"/>
    </style:style>
    <style:style style:name="T5" style:family="text">
      <style:text-properties fo:font-size="12pt"/>
    </style:style>
    <style:style style:name="gr1" style:family="graphic">
      <style:graphic-properties draw:stroke="none" svg:stroke-color="#000000" draw:fill="none" draw:fill-color="#ffffff" fo:min-height="0.2583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draw:auto-grow-height="false" draw:auto-grow-width="false" fo:min-height="0.1925in" fo:min-width="0.2319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depot.kurzzeichen"/>
        <text:user-field-decl office:value-type="string" office:string-value="PLZ" text:name="kunde.plz"/>
        <text:user-field-decl office:value-type="string" office:string-value="Ort" text:name="kunde.ort"/>
        <text:user-field-decl office:value-type="string" office:string-value="Bezeichnung" text:name="kunde.bezeichnung"/>
        <text:user-field-decl office:value-type="string" office:string-value="Strasse" text:name="kunde.strasse"/>
        <text:user-field-decl office:value-type="string" office:string-value="Nr." text:name="kunde.hausNummer"/>
        <text:user-field-decl office:value-type="float" office:value="0" text:name="depot.adresszeilen.0"/>
        <text:user-field-decl office:value-type="float" office:value="0" text:name="depot.adresszeilen.1"/>
        <text:user-field-decl office:value-type="float" office:value="0" text:name="depot.adresszeilen.2"/>
        <text:user-field-decl office:value-type="float" office:value="0" text:name="depot.adresszeilen.3"/>
        <text:user-field-decl office:value-type="float" office:value="0" text:name="depot.apVorname"/>
        <text:user-field-decl office:value-type="float" office:value="0" text:name="depot.apName"/>
        <text:user-field-decl office:value-type="float" office:value="0" text:name="depot.apTelefon"/>
        <text:user-field-decl office:value-type="float" office:value="0" text:name="depot.apEmail"/>
        <text:user-field-decl office:value-type="float" office:value="0" text:name="depot.vVorname"/>
        <text:user-field-decl office:value-type="float" office:value="0" text:name="depot.vName"/>
        <text:user-field-decl office:value-type="float" office:value="0" text:name="depot.vTelefon"/>
        <text:user-field-decl office:value-type="float" office:value="0" text:name="depot.vEmail"/>
      </text:user-field-decls>
      <text:p text:style-name="Standard"/>
      <text:p text:style-name="Standard"/>
      <text:p text:style-name="P1"><text:span text:style-name="T2"><text:tab/></text:span><text:span text:style-name="T2"><text:user-field-get style:data-style-name="N0" text:name="depot.adresszeilen.0">0</text:user-field-get></text:span></text:p>
      <text:p text:style-name="P1"><text:span text:style-name="T2"><text:tab/></text:span><text:span text:style-name="T2"><text:user-field-get style:data-style-name="N0" text:name="depot.adresszeilen.1">0</text:user-field-get></text:span></text:p>
      <text:p text:style-name="P1"><text:span text:style-name="T2"><text:tab/></text:span><text:span text:style-name="T2"><text:user-field-get style:data-style-name="N0" text:name="depot.adresszeilen.2">0</text:user-field-get></text:span></text:p>
      <text:p text:style-name="P1"><text:span text:style-name="T2"><text:tab/></text:span><text:span text:style-name="T2"><text:user-field-get style:data-style-name="N0" text:name="depot.adresszeilen.3">0</text:user-field-get></text:span></text:p>
      <text:p text:style-name="P8"/>
      <text:p text:style-name="P3">Kurzzeichen<text:tab/><text:user-field-get style:data-style-name="N0" text:name="depot.kurzzeichen">0</text:user-field-get></text:p>
      <text:p text:style-name="P2"><text:span text:style-name="T3">Ansprechperson</text:span><text:tab/><text:user-field-get style:data-style-name="N0" text:name="depot.apVorname">0</text:user-field-get> <text:user-field-get style:data-style-name="N0" text:name="depot.apName">0</text:user-field-get></text:p>
      <text:p text:style-name="P3">Kontakt<text:tab/><text:user-field-get style:data-style-name="N0" text:name="depot.apTelefon">0</text:user-field-get></text:p>
      <text:p text:style-name="P3">Email<text:tab/><text:user-field-get style:data-style-name="N0" text:name="depot.apEmail">0</text:user-field-get></text:p>
      <text:p text:style-name="P3">Verantwortlich<text:tab/><text:user-field-get style:data-style-name="N0" text:name="depot.vVorname">0</text:user-field-get> <text:user-field-get style:data-style-name="N0" text:name="depot.vName">0</text:user-field-get></text:p>
      <text:p text:style-name="P3">Kontakt<text:tab/><text:user-field-get style:data-style-name="N0" text:name="depot.vTelefon">0</text:user-field-get></text:p>
      <text:p text:style-name="P4"><text:span text:style-name="T3">Email<text:tab/></text:span><text:span text:style-name="T3"><text:user-field-get style:data-style-name="N0" text:name="depot.vEmail">0</text:user-field-get></text:span><text:span text:style-name="T3"><text:tab/></text:span></text:p>
      <text:p text:style-name="P5"/>
      <text:p text:style-name="P5"/>
      <text:h text:style-name="P14" text:outline-level="2"><text:span text:style-name="T1"><draw:frame text:anchor-type="as-char" svg:y="-0.1583in" draw:z-index="4" draw:name="&quot;&quot; | bg-color: &quot;@depot.farbCode&quot; " draw:style-name="gr3" draw:text-style-name="P17" svg:width="0.2323in" svg:height="0.1925in"><draw:text-box><text:p><text:span text:style-name="T5"><text:s/></text:span></text:p></draw:text-box></draw:frame></text:span><text:span text:style-name="T1"> Depotlieferung </text:span><text:span text:style-name="T1"><text:user-field-get style:data-style-name="N0" text:name="depot.kurzzeichen">0</text:user-field-get></text:span><text:span text:style-name="T1"> </text:span><text:span text:style-name="T1"><draw:frame text:anchor-type="as-char" svg:y="-0.2118in" draw:z-index="0" draw:name="datum | date: &quot;EEE, dd.MM.yyyy&quot;" draw:style-name="gr1" draw:text-style-name="P16" svg:width="3.1953in" svg:height="0.2587in"><draw:text-box><text:p><text:span text:style-name="T4">datum</text:span></text:p></draw:text-box></draw:frame></text:span></text:h>
      <text:p text:style-name="P10"/>
      <table:table table:name="koerbe" table:style-name="koerbe">
        <table:table-column table:style-name="koerbe.A"/>
        <table:table-column table:style-name="koerbe.B"/>
        <table:table-column table:style-name="koerbe.C"/>
        <table:table-column table:style-name="koerbe.D"/>
        <table:table-column table:style-name="koerbe.E"/>
        <table:table-header-rows>
          <table:table-row>
            <table:table-cell table:style-name="koerbe.A1" office:value-type="string">
              <text:p text:style-name="P11">Abo Nr.</text:p>
            </table:table-cell>
            <table:table-cell table:style-name="koerbe.A1" office:value-type="string">
              <text:p text:style-name="P11">Kunde</text:p>
            </table:table-cell>
            <table:table-cell table:style-name="koerbe.A1" office:value-type="string">
              <text:p text:style-name="P13">Abotyp</text:p>
            </table:table-cell>
            <table:table-cell table:style-name="koerbe.A1" office:value-type="string">
              <text:p text:style-name="P13">Zusatz</text:p>
            </table:table-cell>
            <table:table-cell table:style-name="koerbe.E1" office:value-type="string">
              <text:p text:style-name="P12">PLZ Ort</text:p>
            </table:table-cell>
          </table:table-row>
        </table:table-header-rows>
        <table:table-row>
          <table:table-cell table:style-name="koerbe.A2" office:value-type="string">
            <text:p text:style-name="P6"><draw:frame text:anchor-type="as-char" svg:y="-0.1437in" draw:z-index="1" draw:name="abo.id" draw:style-name="gr2" draw:text-style-name="P17" svg:width="1.5433in" svg:height="0.1925in"><draw:text-box><text:p><text:span text:style-name="T5">Nr.</text:span></text:p></draw:text-box></draw:frame></text:p>
          </table:table-cell>
          <table:table-cell table:style-name="koerbe.B2" office:value-type="string">
            <text:p text:style-name="P6"><draw:frame text:anchor-type="as-char" svg:y="-0.1437in" draw:z-index="2" draw:name="kunde.bezeichnung" draw:style-name="gr2" draw:text-style-name="P17" svg:width="1.5433in" svg:height="0.1925in"><draw:text-box><text:p><text:span text:style-name="T5">Kunde</text:span></text:p></draw:text-box></draw:frame></text:p>
          </table:table-cell>
          <table:table-cell table:style-name="koerbe.C2" office:value-type="string">
            <text:p text:style-name="P7"><draw:frame text:anchor-type="as-char" svg:y="-0.1437in" draw:z-index="5" draw:name="abotyp.name" draw:style-name="gr2" draw:text-style-name="P17" svg:width="1.0276in" svg:height="0.1925in"><draw:text-box><text:p><text:span text:style-name="T5">Abotyp</text:span></text:p></draw:text-box></draw:frame></text:p>
          </table:table-cell>
          <table:table-cell table:style-name="koerbe.D2" office:value-type="string">
            <text:p text:style-name="P7"><draw:frame text:anchor-type="as-char" svg:y="-0.1437in" draw:z-index="6" draw:name="zusatzKoerbeConcatenation" draw:style-name="gr2" draw:text-style-name="P17" svg:width="1.2906in" svg:height="0.1925in"><draw:text-box><text:p><text:span text:style-name="T5">Zusatzabotypen</text:span></text:p></draw:text-box></draw:frame></text:p>
          </table:table-cell>
          <table:table-cell table:style-name="koerbe.E2" office:value-type="string">
            <text:p text:style-name="P6"><draw:frame text:anchor-type="as-char" svg:y="-0.1437in" draw:z-index="3" draw:name="kunde.plzOrt" draw:style-name="gr2" draw:text-style-name="P17" svg:width="1.5433in" svg:height="0.1925in"><draw:text-box><text:p><text:span text:style-name="T5">PLZ Ort</text:span></text:p></draw:text-box></draw:frame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h text:style-name="Heading_20_1" text:outline-level="1">OpenOlitor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Toggweiler</meta:initial-creator>
    <meta:creation-date>2016-07-13T11:36:44.416360645</meta:creation-date>
    <dc:date>2017-08-31T14:01:46.040998701</dc:date>
    <meta:editing-duration>PT20H17M3S</meta:editing-duration>
    <meta:editing-cycles>51</meta:editing-cycles>
    <meta:generator>LibreOffice/5.1.6.2$Linux_X86_64 LibreOffice_project/10m0$Build-2</meta:generator>
    <meta:document-statistic meta:table-count="1" meta:image-count="0" meta:object-count="0" meta:page-count="1" meta:paragraph-count="23" meta:word-count="30" meta:character-count="149" meta:non-whitespace-character-count="130"/>
  </office:meta>
</office:document-meta>
</file>